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26.91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ncenedors (mecheros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Bol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pis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àlvulas obú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Obuso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apes vàlvules obú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ina per treure obus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aretes soldadura forta 500 g, 0,2 mm, L-Ag5P, paquet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Corretja politjes serra va i ven, defectuosa, reposar per corritja nov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Manguitos Cu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ves candado Lince taquilla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Repuestos para cortadora plasma Solter 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Hojas sierra arc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eu de r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aper borrado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rraca f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20 mm M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17 mm M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9 mm a manguera 14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2mm M 11 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laç amb vàlvula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T M-M-H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inta carrocer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ilas 9 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Joc broques metall 1 a 10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olímet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Detectors electrònics de f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8.pdf" xlink:type="simple">if_02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Manòmentres 17 b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Joc abocardador, tallatub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Expandidor Uponor (falta cabezal para tubo de (5/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1/2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7 mi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Abocardado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alança refriger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omba b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Maleta herraminetas con puente manóme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ub Cu rotllo 5/8" mts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nonada Terrain 16 mm i casquillos mts.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ompressor hermètic SECOP, FR1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Separador líquid /g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Grup compressor/ condensado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s Rothenberg , funcionament amb cartu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 propilè Wel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3-01" calcext:value-type="date">
            <text:p>1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09:39:43.908482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02T10:13:03.624963017</dc:date>
    <meta:editing-duration>PT12M47S</meta:editing-duration>
    <meta:editing-cycles>3</meta:editing-cycles>
    <meta:document-statistic meta:table-count="1" meta:cell-count="218" meta:object-count="0"/>
  </office:meta>
</office:document-meta>
</file>